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color="#6895bc" loext:opacity="100%" style:font-name="Cascadia Code"/>
    </style:style>
    <style:style style:name="P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072c5f" officeooo:paragraph-rsid="00072c5f" style:font-size-asian="12pt" style:font-size-complex="12pt"/>
    </style:style>
    <style:style style:name="P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117839" officeooo:paragraph-rsid="00117839" style:font-size-asian="12pt" style:font-size-complex="12pt"/>
    </style:style>
    <style:style style:name="P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187014" officeooo:paragraph-rsid="00187014" style:font-size-asian="12pt" style:font-size-complex="12pt"/>
    </style:style>
    <style:style style:name="P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1e6b90" officeooo:paragraph-rsid="001e6b90" style:font-size-asian="12pt" style:font-size-complex="12pt"/>
    </style:style>
    <style:style style:name="P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24b9fc" officeooo:paragraph-rsid="0024b9fc" style:font-size-asian="12pt" style:font-size-complex="12pt"/>
    </style:style>
    <style:style style:name="P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2b9f89" officeooo:paragraph-rsid="002b9f89" style:font-size-asian="12pt" style:font-size-complex="12pt"/>
    </style:style>
    <style:style style:name="P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2ca3a0" officeooo:paragraph-rsid="002ca3a0" style:font-size-asian="12pt" style:font-size-complex="12pt"/>
    </style:style>
    <style:style style:name="P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37f2ea" officeooo:paragraph-rsid="0037f2ea" style:font-size-asian="12pt" style:font-size-complex="12pt"/>
    </style:style>
    <style:style style:name="P1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3b01ce" officeooo:paragraph-rsid="003b01ce" style:font-size-asian="12pt" style:font-size-complex="12pt"/>
    </style:style>
    <style:style style:name="P1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91512" officeooo:paragraph-rsid="00091512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af915" officeooo:paragraph-rsid="000af915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b6c21" officeooo:paragraph-rsid="000b6c21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d29b9" officeooo:paragraph-rsid="000d29b9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d7da5" officeooo:paragraph-rsid="000d7da5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eeb77" officeooo:paragraph-rsid="000eeb77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0e8bc" officeooo:paragraph-rsid="0010e8bc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1490d" officeooo:paragraph-rsid="0011490d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17839" officeooo:paragraph-rsid="00117839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45836" officeooo:paragraph-rsid="00145836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4fc67" officeooo:paragraph-rsid="0014fc67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5a022" officeooo:paragraph-rsid="0015a022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785ba" officeooo:paragraph-rsid="001785ba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87014" officeooo:paragraph-rsid="00187014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982da" officeooo:paragraph-rsid="001982da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b4a22" officeooo:paragraph-rsid="001b4a22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bf163" officeooo:paragraph-rsid="001bf163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d70c2" officeooo:paragraph-rsid="001d70c2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e6b90" officeooo:paragraph-rsid="001e6b9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eace9" officeooo:paragraph-rsid="001eace9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fa67b" officeooo:paragraph-rsid="001fa67b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04e27" officeooo:paragraph-rsid="00204e27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1fd57" officeooo:paragraph-rsid="0021fd57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30d9d" officeooo:paragraph-rsid="00230d9d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809f3" officeooo:paragraph-rsid="002809f3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95f33" officeooo:paragraph-rsid="00295f33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a6556" officeooo:paragraph-rsid="002a6556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b9f89" officeooo:paragraph-rsid="002b9f89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e652e" officeooo:paragraph-rsid="002e652e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ff3c2" officeooo:paragraph-rsid="002ff3c2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01c4d" officeooo:paragraph-rsid="00301c4d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1b239" officeooo:paragraph-rsid="0031b239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33a09" officeooo:paragraph-rsid="00333a09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3bcc7" officeooo:paragraph-rsid="0033bcc7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415a1" officeooo:paragraph-rsid="003415a1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5a87e" officeooo:paragraph-rsid="0035a87e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64d8f" officeooo:paragraph-rsid="00364d8f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7f2ea" officeooo:paragraph-rsid="0037f2ea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178e8" officeooo:paragraph-rsid="004178e8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b01ce" officeooo:paragraph-rsid="003b01ce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b9e9d" officeooo:paragraph-rsid="003b9e9d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bb689" officeooo:paragraph-rsid="003bb689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d0cad" officeooo:paragraph-rsid="003d0cad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213dc" officeooo:paragraph-rsid="004213dc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29a92" officeooo:paragraph-rsid="00429a92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40a1c" officeooo:paragraph-rsid="00440a1c" style:font-size-asian="12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45377" officeooo:paragraph-rsid="00445377" style:font-size-asian="12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4590c" officeooo:paragraph-rsid="0044590c" style:font-size-asian="12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56072" officeooo:paragraph-rsid="00456072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74af6" officeooo:paragraph-rsid="00474af6" style:font-size-asian="12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9425e" officeooo:paragraph-rsid="0049425e" style:font-size-asian="12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a0ca3" officeooo:paragraph-rsid="004a0ca3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a744a" officeooo:paragraph-rsid="004a744a" style:font-size-asian="12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b9fee" officeooo:paragraph-rsid="004b9fee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d1690" officeooo:paragraph-rsid="004d1690" style:font-size-asian="12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8517d" officeooo:paragraph-rsid="0058517d" style:font-size-asian="12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9560f" officeooo:paragraph-rsid="0059560f" style:font-size-asian="12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95ff7" officeooo:paragraph-rsid="00595ff7" style:font-size-asian="12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b5754" officeooo:paragraph-rsid="005b5754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c23e3" officeooo:paragraph-rsid="005c23e3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cf9a6" officeooo:paragraph-rsid="005cf9a6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ed43c" officeooo:paragraph-rsid="005ed43c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0905b" officeooo:paragraph-rsid="0060905b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45f1a" officeooo:paragraph-rsid="00645f1a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5c7c6" officeooo:paragraph-rsid="0065c7c6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65808" officeooo:paragraph-rsid="00665808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6dcc4" officeooo:paragraph-rsid="0066dcc4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8d8dd" officeooo:paragraph-rsid="0068d8dd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9a4ec" officeooo:paragraph-rsid="0069a4ec" style:font-size-asian="12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b318d" officeooo:paragraph-rsid="006b318d" style:font-size-asian="12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c4dee" officeooo:paragraph-rsid="006c4dee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b353" style:font-weight-asian="normal" style:font-weight-complex="normal"/>
    </style:style>
    <style:style style:name="T3" style:family="text">
      <style:text-properties fo:font-weight="normal" officeooo:rsid="00091512" style:font-weight-asian="normal" style:font-weight-complex="normal"/>
    </style:style>
    <style:style style:name="T4" style:family="text">
      <style:text-properties fo:font-weight="normal" officeooo:rsid="001882a3" style:font-weight-asian="normal" style:font-weight-complex="normal"/>
    </style:style>
    <style:style style:name="T5" style:family="text">
      <style:text-properties fo:font-weight="normal" officeooo:rsid="001eace9" style:font-weight-asian="normal" style:font-weight-complex="normal"/>
    </style:style>
    <style:style style:name="T6" style:family="text">
      <style:text-properties fo:font-weight="normal" officeooo:rsid="0026912e" style:font-weight-asian="normal" style:font-weight-complex="normal"/>
    </style:style>
    <style:style style:name="T7" style:family="text">
      <style:text-properties fo:font-weight="normal" officeooo:rsid="002c4d3f" style:font-weight-asian="normal" style:font-weight-complex="normal"/>
    </style:style>
    <style:style style:name="T8" style:family="text">
      <style:text-properties fo:font-weight="normal" officeooo:rsid="003963ca" style:font-weight-asian="normal" style:font-weight-complex="normal"/>
    </style:style>
    <style:style style:name="T9" style:family="text">
      <style:text-properties officeooo:rsid="00536744"/>
    </style:style>
    <style:style style:name="T10" style:family="text">
      <style:text-properties officeooo:rsid="006da2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e 2: 220-1002</text:p>
      <text:list xml:id="list3492978865" text:style-name="L1">
        <text:list-item>
          <text:p text:style-name="P2"><text:span text:style-name="T2">Section 1.1: </text:span><text:span text:style-name="T3">Operating Systens</text:span></text:p>
          <text:list>
            <text:list-item>
              <text:p text:style-name="P11">Reasons for OS</text:p>
              <text:list>
                <text:list-item>
                  <text:p text:style-name="P11">control of interaction between componenets: memory, hard drive, keyboard, CPU</text:p>
                </text:list-item>
                <text:list-item>
                  <text:p text:style-name="P11">common platform for applications. Executed inside of OS</text:p>
                </text:list-item>
                <text:list-item>
                  <text:p text:style-name="P11">method for humans to interface with computer</text:p>
                </text:list-item>
              </text:list>
            </text:list-item>
            <text:list-item>
              <text:p text:style-name="P11">OS features</text:p>
              <text:list>
                <text:list-item>
                  <text:p text:style-name="P11">file management: add delete, rename</text:p>
                </text:list-item>
                <text:list-item>
                  <text:p text:style-name="P11">application support: memory management, swap files</text:p>
                </text:list-item>
                <text:list-item>
                  <text:p text:style-name="P11">input and output support, printers, keyboards, hard drivers</text:p>
                </text:list-item>
                <text:list-item>
                  <text:p text:style-name="P11">OS configuration and management tools</text:p>
                </text:list-item>
              </text:list>
            </text:list-item>
            <text:list-item>
              <text:p text:style-name="P12">Microsoft Windows</text:p>
              <text:list>
                <text:list-item>
                  <text:p text:style-name="P12">largest family of OS; Windows 7,8,10</text:p>
                </text:list-item>
                <text:list-item>
                  <text:p text:style-name="P12">large industry support</text:p>
                </text:list-item>
                <text:list-item>
                  <text:p text:style-name="P12">broad selection of OS options. </text:p>
                </text:list-item>
                <text:list-item>
                  <text:p text:style-name="P12">Software support. </text:p>
                </text:list-item>
                <text:list-item>
                  <text:p text:style-name="P12">Large install base for security explorations</text:p>
                </text:list-item>
                <text:list-item>
                  <text:p text:style-name="P12">large hardware support creates intergrantion challenges</text:p>
                </text:list-item>
              </text:list>
            </text:list-item>
            <text:list-item>
              <text:p text:style-name="P13">Apple macOS</text:p>
              <text:list>
                <text:list-item>
                  <text:p text:style-name="P13">desktop oS designed for running on Apple hardware</text:p>
                </text:list-item>
                <text:list-item>
                  <text:p text:style-name="P13">advantages, easy to to use, compatible with Apple hardware ecosystems</text:p>
                </text:list-item>
                <text:list-item>
                  <text:p text:style-name="P14">requires Apple hardware, less support, higher hardware cost</text:p>
                </text:list-item>
              </text:list>
            </text:list-item>
            <text:list-item>
              <text:p text:style-name="P15">Linux -Distros</text:p>
              <text:list>
                <text:list-item>
                  <text:p text:style-name="P15">no single OS, combination of features and variations are the distrobutions</text:p>
                </text:list-item>
                <text:list-item>
                  <text:p text:style-name="P15">many distros</text:p>
                </text:list-item>
                <text:list-item>
                  <text:p text:style-name="P15">cost free, works on much hardware.</text:p>
                </text:list-item>
                <text:list-item>
                  <text:p text:style-name="P15">Good community</text:p>
                </text:list-item>
                <text:list-item>
                  <text:p text:style-name="P15">limited driver support, for non mainstream hardware, laptops</text:p>
                </text:list-item>
                <text:list-item>
                  <text:p text:style-name="P15">no dedicated support team</text:p>
                </text:list-item>
              </text:list>
            </text:list-item>
            <text:list-item>
              <text:p text:style-name="P16">OS technologies</text:p>
              <text:list>
                <text:list-item>
                  <text:p text:style-name="P16">32 vs 64 bit for the CPU suport.</text:p>
                </text:list-item>
                <text:list-item>
                  <text:p text:style-name="P16">4gb mas RAM on 32 bit</text:p>
                </text:list-item>
                <text:list-item>
                  <text:p text:style-name="P16">17billionGB for 64bit. OS has max RAM value</text:p>
                </text:list-item>
                <text:list-item>
                  <text:p text:style-name="P16"><text:soft-page-break/>hardware drivers are specific to the OS version. Swtichin between the two versions</text:p>
                </text:list-item>
                <text:list-item>
                  <text:p text:style-name="P16">32 bit software cannot run on 64 bit architecture</text:p>
                </text:list-item>
                <text:list-item>
                  <text:p text:style-name="P17">64 can run 32 bits.</text:p>
                </text:list-item>
              </text:list>
            </text:list-item>
            <text:list-item>
              <text:p text:style-name="P17">Windows on Mobile Device</text:p>
              <text:list>
                <text:list-item>
                  <text:p text:style-name="P17">fully feaured tablets. Have touchscreen, keyboard and stylus</text:p>
                </text:list-item>
                <text:list-item>
                  <text:p text:style-name="P17">early versionw as Windows Mobile. No longer support</text:p>
                </text:list-item>
              </text:list>
            </text:list-item>
            <text:list-item>
              <text:p text:style-name="P17">Google Android</text:p>
              <text:list>
                <text:list-item>
                  <text:p text:style-name="P17">open handset alliance, based on Linux</text:p>
                </text:list-item>
                <text:list-item>
                  <text:p text:style-name="P17">supported by differente manufacturers</text:p>
                </text:list-item>
                <text:list-item>
                  <text:p text:style-name="P17">android apps are developed on other OS using the android SDK</text:p>
                </text:list-item>
                <text:list-item>
                  <text:p text:style-name="P17">app are also available on third party sites</text:p>
                </text:list-item>
              </text:list>
            </text:list-item>
            <text:list-item>
              <text:p text:style-name="P18">Apple iOS</text:p>
              <text:list>
                <text:list-item>
                  <text:p text:style-name="P18">available based onUnix. Closed source. Exclusive to Apple products</text:p>
                </text:list-item>
                <text:list-item>
                  <text:p text:style-name="P18">apps created using iOS SDK only on macOS</text:p>
                </text:list-item>
                <text:list-item>
                  <text:p text:style-name="P18">apps must be approved by apple before release to had end users installed</text:p>
                </text:list-item>
              </text:list>
            </text:list-item>
            <text:list-item>
              <text:p text:style-name="P19">ChromeOS</text:p>
              <text:list>
                <text:list-item>
                  <text:p text:style-name="P19">based on linux and focused on Chrome Browser. Most apps are webbased</text:p>
                </text:list-item>
                <text:list-item>
                  <text:p text:style-name="P19">many manufacturors, relatively cheap</text:p>
                </text:list-item>
                <text:list-item>
                  <text:p text:style-name="P19">relias on cloud, connect to internet</text:p>
                </text:list-item>
              </text:list>
            </text:list-item>
            <text:list-item>
              <text:p text:style-name="P19">Vendor limitations</text:p>
              <text:list>
                <text:list-item>
                  <text:p text:style-name="P19">end-of-life, update policies, </text:p>
                </text:list-item>
                <text:list-item>
                  <text:p text:style-name="P19">ios, android, windows 10 check and prompt for updates</text:p>
                </text:list-item>
                <text:list-item>
                  <text:p text:style-name="P19">chrome os update automatically</text:p>
                </text:list-item>
                <text:list-item>
                  <text:p text:style-name="P19">there is compatibilatiy between OS’s</text:p>
                </text:list-item>
                <text:list-item>
                  <text:p text:style-name="P19">almost no direct application compatibiity</text:p>
                </text:list-item>
                <text:list-item>
                  <text:p text:style-name="P19">many apps have been designed to run on multiple operating systems</text:p>
                </text:list-item>
              </text:list>
            </text:list-item>
          </text:list>
        </text:list-item>
        <text:list-item>
          <text:p text:style-name="P3"><text:span text:style-name="T2">Section 1.2: </text:span><text:span text:style-name="T1">Windows 7</text:span></text:p>
          <text:list>
            <text:list-item>
              <text:p text:style-name="P20">basic</text:p>
              <text:list>
                <text:list-item>
                  <text:p text:style-name="P20">release on 2009, end of life on 2015</text:p>
                </text:list-item>
                <text:list-item>
                  <text:p text:style-name="P20">similar to windows vista. Increase peformance</text:p>
                </text:list-item>
                <text:list-item>
                  <text:p text:style-name="P20">new fetures compared to vista</text:p>
                </text:list-item>
                <text:list-item>
                  <text:p text:style-name="P20">starter, home basic, home premium, ultimate, preffesional enterprise</text:p>
                </text:list-item>
              </text:list>
            </text:list-item>
            <text:list-item>
              <text:p text:style-name="P20">Starter</text:p>
              <text:list>
                <text:list-item>
                  <text:p text:style-name="P20">built for netbooks, no DVD or media center</text:p>
                </text:list-item>
                <text:list-item>
                  <text:p text:style-name="P20"><text:soft-page-break/>no window aero, no interconenction sharing</text:p>
                </text:list-item>
                <text:list-item>
                  <text:p text:style-name="P20">no Iis web server</text:p>
                </text:list-item>
                <text:list-item>
                  <text:p text:style-name="P20">no enterprise technologies, domain conenction, bitlocker, EFS</text:p>
                </text:list-item>
                <text:list-item>
                  <text:p text:style-name="P20">only suported 32 bit. Max 2 gb ram</text:p>
                </text:list-item>
              </text:list>
            </text:list-item>
            <text:list-item>
              <text:p text:style-name="P20">Home Premium</text:p>
              <text:list>
                <text:list-item>
                  <text:p text:style-name="P20">consumer edition, DVD playback, graphics, interconnection</text:p>
                </text:list-item>
                <text:list-item>
                  <text:p text:style-name="P20">no enterprise technologies</text:p>
                </text:list-item>
                <text:list-item>
                  <text:p text:style-name="P21">support 64bit and 2 CPUs</text:p>
                </text:list-item>
              </text:list>
            </text:list-item>
            <text:list-item>
              <text:p text:style-name="P21">Ultimate</text:p>
              <text:list>
                <text:list-item>
                  <text:p text:style-name="P21">complete functionality</text:p>
                </text:list-item>
                <text:list-item>
                  <text:p text:style-name="P21">dommain support remote dekstop, enterprise technologies</text:p>
                </text:list-item>
                <text:list-item>
                  <text:p text:style-name="P21">same as windows 7 enterprise</text:p>
                </text:list-item>
              </text:list>
            </text:list-item>
            <text:list-item>
              <text:p text:style-name="P21">proffesional</text:p>
              <text:list>
                <text:list-item>
                  <text:p text:style-name="P21">all home premium, connection to windows domain</text:p>
                </text:list-item>
                <text:list-item>
                  <text:p text:style-name="P21">support desktop host</text:p>
                </text:list-item>
                <text:list-item>
                  <text:p text:style-name="P21">no bitlocker, </text:p>
                </text:list-item>
              </text:list>
            </text:list-item>
            <text:list-item>
              <text:p text:style-name="P21">enterprise</text:p>
              <text:list>
                <text:list-item>
                  <text:p text:style-name="P21">sold only in volume license. Multiligual user interface packages</text:p>
                </text:list-item>
                <text:list-item>
                  <text:p text:style-name="P21">bilocker drive encryption</text:p>
                </text:list-item>
              </text:list>
            </text:list-item>
            <text:list-item>
              <text:p text:style-name="P22">Hardware requirements</text:p>
              <text:list>
                <text:list-item>
                  <text:p text:style-name="P22">1 ghz proccesor, 1gb RAM 32 bit 2 gb 64 gib</text:p>
                </text:list-item>
                <text:list-item>
                  <text:p text:style-name="P22">16 gb 32 20b 64</text:p>
                </text:list-item>
                <text:list-item>
                  <text:p text:style-name="P22">directx9 graphics device</text:p>
                </text:list-item>
              </text:list>
            </text:list-item>
          </text:list>
        </text:list-item>
        <text:list-item>
          <text:p text:style-name="P22">Windows 8 and 8.1</text:p>
          <text:list>
            <text:list-item>
              <text:p text:style-name="P22">Basic</text:p>
              <text:list>
                <text:list-item>
                  <text:p text:style-name="P22">release 2012, new user interface, no start button</text:p>
                </text:list-item>
                <text:list-item>
                  <text:p text:style-name="P22">8.1 was free update. Stadalone version</text:p>
                </text:list-item>
                <text:list-item>
                  <text:p text:style-name="P22">support ended 2018, extemded support to 2023</text:p>
                </text:list-item>
                <text:list-item>
                  <text:p text:style-name="P22">versions: core, pro, enterprise</text:p>
                </text:list-item>
              </text:list>
            </text:list-item>
            <text:list-item>
              <text:p text:style-name="P22">Core</text:p>
              <text:list>
                <text:list-item>
                  <text:p text:style-name="P23">basic <text:s/>version for the home, x86 and x64</text:p>
                </text:list-item>
                <text:list-item>
                  <text:p text:style-name="P23">MS account intergration. Windows defender, windows media player</text:p>
                </text:list-item>
              </text:list>
            </text:list-item>
            <text:list-item>
              <text:p text:style-name="P23">pro: proffesional</text:p>
              <text:list>
                <text:list-item>
                  <text:p text:style-name="P23">bitlocker support, EFS, fiullmdisk and file level encryptions</text:p>
                </text:list-item>
                <text:list-item>
                  <text:p text:style-name="P23">join windows domain for IT management</text:p>
                </text:list-item>
                <text:list-item>
                  <text:p text:style-name="P23">group policy support</text:p>
                </text:list-item>
              </text:list>
            </text:list-item>
            <text:list-item>
              <text:p text:style-name="P23"><text:soft-page-break/>enterprise</text:p>
              <text:list>
                <text:list-item>
                  <text:p text:style-name="P23">software assurance customers, full fetures</text:p>
                </text:list-item>
                <text:list-item>
                  <text:p text:style-name="P23">applocker, windows to go, direct access, brachcache</text:p>
                </text:list-item>
                <text:list-item>
                  <text:p text:style-name="P24">all features</text:p>
                </text:list-item>
              </text:list>
            </text:list-item>
            <text:list-item>
              <text:p text:style-name="P24">requirements</text:p>
              <text:list>
                <text:list-item>
                  <text:p text:style-name="P24">PAE: physicaly address extension</text:p>
                </text:list-item>
                <text:list-item>
                  <text:p text:style-name="P24">allow 32 bit pcpu to use more than 4 gb RAM</text:p>
                </text:list-item>
                <text:list-item>
                  <text:p text:style-name="P4"><text:span text:style-name="T1">NX processor bit </text:span><text:span text:style-name="T4">for security</text:span></text:p>
                </text:list-item>
                <text:list-item>
                  <text:p text:style-name="P24">SSE2: intruction set for thirdparty applications and drivers</text:p>
                </text:list-item>
                <text:list-item>
                  <text:p text:style-name="P25">1 gb and 2 gb</text:p>
                </text:list-item>
                <text:list-item>
                  <text:p text:style-name="P25">16gb and 20 gb</text:p>
                </text:list-item>
                <text:list-item>
                  <text:p text:style-name="P25">directx 9 graphics with WDDM compatible driver</text:p>
                </text:list-item>
              </text:list>
            </text:list-item>
          </text:list>
        </text:list-item>
        <text:list-item>
          <text:p text:style-name="P26">Windows 10</text:p>
          <text:list>
            <text:list-item>
              <text:p text:style-name="P26">released 2015</text:p>
            </text:list-item>
            <text:list-item>
              <text:p text:style-name="P26">single platform for desktops, laptopos phones, and all in one devices</text:p>
            </text:list-item>
            <text:list-item>
              <text:p text:style-name="P26">upgrade were free for the first year. </text:p>
            </text:list-item>
            <text:list-item>
              <text:p text:style-name="P26">Windows 10 is a service. Periodic updates to OS. Rolling release model</text:p>
            </text:list-item>
            <text:list-item>
              <text:p text:style-name="P27">Home</text:p>
              <text:list>
                <text:list-item>
                  <text:p text:style-name="P27">retail sales, intergration with MS account, one drive backup</text:p>
                </text:list-item>
                <text:list-item>
                  <text:p text:style-name="P27">windows defender</text:p>
                </text:list-item>
                <text:list-item>
                  <text:p text:style-name="P27">cortana: digital assitant</text:p>
                </text:list-item>
              </text:list>
            </text:list-item>
            <text:list-item>
              <text:p text:style-name="P27">pro</text:p>
              <text:list>
                <text:list-item>
                  <text:p text:style-name="P27">additional management features, remote desktop host, remove control each computer</text:p>
                </text:list-item>
                <text:list-item>
                  <text:p text:style-name="P27">bitlocker, full disk encryption.</text:p>
                </text:list-item>
                <text:list-item>
                  <text:p text:style-name="P28">Join windows domain, active directory</text:p>
                </text:list-item>
              </text:list>
            </text:list-item>
            <text:list-item>
              <text:p text:style-name="P28">education/enterprise</text:p>
              <text:list>
                <text:list-item>
                  <text:p text:style-name="P28">very similar with minor differences volume linceses</text:p>
                </text:list-item>
                <text:list-item>
                  <text:p text:style-name="P28">applocker, determine was apps can run</text:p>
                </text:list-item>
                <text:list-item>
                  <text:p text:style-name="P29">branch cache, remote site file caching.</text:p>
                </text:list-item>
                <text:list-item>
                  <text:p text:style-name="P29">Granular UX control. Define user enterprise. Kiosk, control</text:p>
                </text:list-item>
              </text:list>
            </text:list-item>
            <text:list-item>
              <text:p text:style-name="P29">requirements</text:p>
              <text:list>
                <text:list-item>
                  <text:p text:style-name="P29">same as Win8, PAE, NX, SSE2,</text:p>
                </text:list-item>
                <text:list-item>
                  <text:p text:style-name="P29">max ram is 129gb home, 2048gb for pro and enterprise</text:p>
                </text:list-item>
              </text:list>
            </text:list-item>
          </text:list>
        </text:list-item>
        <text:list-item>
          <text:p text:style-name="P5"><text:span text:style-name="T1">Windows in the enterprise - </text:span><text:span text:style-name="T5">features</text:span></text:p>
          <text:list>
            <text:list-item>
              <text:p text:style-name="P30">Windows at work</text:p>
              <text:list>
                <text:list-item>
                  <text:p text:style-name="P30"><text:soft-page-break/>large scale support, thousands of devices</text:p>
                </text:list-item>
                <text:list-item>
                  <text:p text:style-name="P30">security concerns, local files</text:p>
                </text:list-item>
                <text:list-item>
                  <text:p text:style-name="P30">working on spreadsheet, vs movies</text:p>
                </text:list-item>
                <text:list-item>
                  <text:p text:style-name="P30">geographical sprawl cache data between sites</text:p>
                </text:list-item>
              </text:list>
            </text:list-item>
            <text:list-item>
              <text:p text:style-name="P30">domain services</text:p>
              <text:list>
                <text:list-item>
                  <text:p text:style-name="P30">active directory, large database for network.</text:p>
                </text:list-item>
                <text:list-item>
                  <text:p text:style-name="P30">Distributed architecture, has many servers is no suitalbe for hom use</text:p>
                </text:list-item>
                <text:list-item>
                  <text:p text:style-name="P31">everythong is documented in one place</text:p>
                </text:list-item>
                <text:list-item>
                  <text:p text:style-name="P32">authentication and management</text:p>
                </text:list-item>
              </text:list>
            </text:list-item>
            <text:list-item>
              <text:p text:style-name="P32">bitlocker <text:s/>and EFS</text:p>
              <text:list>
                <text:list-item>
                  <text:p text:style-name="P33">data confidnetialoty, </text:p>
                </text:list-item>
                <text:list-item>
                  <text:p text:style-name="P33">built into NTFS, rpotect individual files</text:p>
                </text:list-item>
                <text:list-item>
                  <text:p text:style-name="P33">encryption everything. </text:p>
                </text:list-item>
                <text:list-item>
                  <text:p text:style-name="P33">Bitlocker will encryption everythong including OS</text:p>
                </text:list-item>
                <text:list-item>
                  <text:p text:style-name="P33">home and business </text:p>
                </text:list-item>
              </text:list>
            </text:list-item>
            <text:list-item>
              <text:p text:style-name="P33">media center</text:p>
              <text:list>
                <text:list-item>
                  <text:p text:style-name="P33">video, music and television portal</text:p>
                </text:list-item>
                <text:list-item>
                  <text:p text:style-name="P33">record shows from tV turner</text:p>
                </text:list-item>
                <text:list-item>
                  <text:p text:style-name="P33">not available on window 10</text:p>
                </text:list-item>
              </text:list>
            </text:list-item>
            <text:list-item>
              <text:p text:style-name="P34">desktops</text:p>
              <text:list>
                <text:list-item>
                  <text:p text:style-name="P34">work has standard desktop, common user interface, limited customizations</text:p>
                </text:list-item>
                <text:list-item>
                  <text:p text:style-name="P34">home has little if any restrictions</text:p>
                </text:list-item>
              </text:list>
            </text:list-item>
          </text:list>
        </text:list-item>
        <text:list-item>
          <text:p text:style-name="P34">Section 1.3: Installing Operating Systems</text:p>
          <text:list>
            <text:list-item>
              <text:p text:style-name="P6"><text:span text:style-name="T1">Boot – </text:span><text:span text:style-name="T6">installation of OS requires boot media</text:span></text:p>
              <text:list>
                <text:list-item>
                  <text:p text:style-name="P35">USB drive, USB must be bootable, computer must be able to boot from USB</text:p>
                </text:list-item>
                <text:list-item>
                  <text:p text:style-name="P35">CD-ROM, DVD-ROM. More common. </text:p>
                </text:list-item>
                <text:list-item>
                  <text:p text:style-name="P35">Use PXE. Preboot executiong enviroment, can boot from network interface </text:p>
                </text:list-item>
                <text:list-item>
                  <text:p text:style-name="P35">Netboot allows to install macOS from network</text:p>
                </text:list-item>
              </text:list>
            </text:list-item>
            <text:list-item>
              <text:p text:style-name="P35">boot methods</text:p>
              <text:list>
                <text:list-item>
                  <text:p text:style-name="P35">SSD, store os isntallation files</text:p>
                </text:list-item>
                <text:list-item>
                  <text:p text:style-name="P36">external/hot swappable drive</text:p>
                </text:list-item>
                <text:list-item>
                  <text:p text:style-name="P36">some external drive can mount ISO image</text:p>
                </text:list-item>
                <text:list-item>
                  <text:p text:style-name="P37">internal hard drives</text:p>
                </text:list-item>
              </text:list>
            </text:list-item>
            <text:list-item>
              <text:p text:style-name="P37">types onf isntallations</text:p>
              <text:list>
                <text:list-item>
                  <text:p text:style-name="P38"><text:soft-page-break/>unattended installation, answer questions in a file(unattened.xml)</text:p>
                </text:list-item>
                <text:list-item>
                  <text:p text:style-name="P38">no installation interruptions, can same time</text:p>
                </text:list-item>
                <text:list-item>
                  <text:p text:style-name="P7"><text:span text:style-name="T1">in-place upgrade: maintains applications and data. </text:span><text:span text:style-name="T7">Changing OS files from one to another</text:span></text:p>
                </text:list-item>
                <text:list-item>
                  <text:p text:style-name="P8"><text:span text:style-name="T7">c</text:span><text:span text:style-name="T1">lean install deletes everything and install new clean OS</text:span></text:p>
                </text:list-item>
                <text:list-item>
                  <text:p text:style-name="P39">migration tools can help</text:p>
                </text:list-item>
                <text:list-item>
                  <text:p text:style-name="P40">image, deploys clone on every computer for same configurations</text:p>
                </text:list-item>
                <text:list-item>
                  <text:p text:style-name="P40">repair installation, fix problems with OS, does not change user files</text:p>
                </text:list-item>
                <text:list-item>
                  <text:p text:style-name="P40">multiboot: multiple OS to boot from on single computer and user can change</text:p>
                </text:list-item>
                <text:list-item>
                  <text:p text:style-name="P40">recovery partitions that allows for installation files and backtup</text:p>
                </text:list-item>
                <text:list-item>
                  <text:p text:style-name="P40">refresh and restore</text:p>
                </text:list-item>
              </text:list>
            </text:list-item>
            <text:list-item>
              <text:p text:style-name="P40">disk partition</text:p>
              <text:list>
                <text:list-item>
                  <text:p text:style-name="P40">seperate physical drive into logical pirces, useful for data seperations</text:p>
                </text:list-item>
                <text:list-item>
                  <text:p text:style-name="P40">required for maintaining seperate operating systems</text:p>
                </text:list-item>
                <text:list-item>
                  <text:p text:style-name="P40">called volumes by MS</text:p>
                </text:list-item>
              </text:list>
            </text:list-item>
            <text:list-item>
              <text:p text:style-name="P40">MBR: master boot record</text:p>
              <text:list>
                <text:list-item>
                  <text:p text:style-name="P40">primary: bootable partitions, maximun of four primary partitions per disk. One of primary partitions can be marked as active</text:p>
                </text:list-item>
                <text:list-item>
                  <text:p text:style-name="P40">extended: neccesary for extending partions, can create multiple logical partitions</text:p>
                </text:list-item>
                <text:list-item>
                  <text:p text:style-name="P40">extended on bootable</text:p>
                </text:list-item>
              </text:list>
            </text:list-item>
            <text:list-item>
              <text:p text:style-name="P40">GPT: GUID partition table</text:p>
              <text:list>
                <text:list-item>
                  <text:p text:style-name="P41">global uniqe identifier</text:p>
                </text:list-item>
                <text:list-item>
                  <text:p text:style-name="P41">requires UEFI BIOS, can have up to 128 partitions</text:p>
                </text:list-item>
                <text:list-item>
                  <text:p text:style-name="P42">does not require extended partitions</text:p>
                </text:list-item>
              </text:list>
            </text:list-item>
            <text:list-item>
              <text:p text:style-name="P43">partitioning</text:p>
              <text:list>
                <text:list-item>
                  <text:p text:style-name="P43">may already be partitioned, existing partitions not always compatible with the OS</text:p>
                </text:list-item>
                <text:list-item>
                  <text:p text:style-name="P43">BISO-compatible mode disable UEFI secureboot</text:p>
                </text:list-item>
                <text:list-item>
                  <text:p text:style-name="P43">be careful: serious rick for data loss. Not neccesary for day to day operations</text:p>
                </text:list-item>
              </text:list>
            </text:list-item>
            <text:list-item>
              <text:p text:style-name="P44">storage types</text:p>
              <text:list>
                <text:list-item>
                  <text:p text:style-name="P45">layerd on top of partitions and file systems</text:p>
                </text:list-item>
                <text:list-item>
                  <text:p text:style-name="P46">basic disk storage, basic disk partitions cant span seperate physical disks</text:p>
                </text:list-item>
                <text:list-item>
                  <text:p text:style-name="P46">dynamic disk storage</text:p>
                  <text:list>
                    <text:list-item>
                      <text:p text:style-name="P46"><text:soft-page-break/>span multiple disks for create large volumes. </text:p>
                    </text:list-item>
                    <text:list-item>
                      <text:p text:style-name="P46">Duplacated data accress physical disks, split data</text:p>
                    </text:list-item>
                    <text:list-item>
                      <text:p text:style-name="P46">not all windows versions and editions support this</text:p>
                    </text:list-item>
                  </text:list>
                </text:list-item>
              </text:list>
            </text:list-item>
            <text:list-item>
              <text:p text:style-name="P47">file systems</text:p>
              <text:list>
                <text:list-item>
                  <text:p text:style-name="P47">foundatoin for files and must be ormatted</text:p>
                </text:list-item>
                <text:list-item>
                  <text:p text:style-name="P47">FAT32 and NTFS can be used by Win10</text:p>
                </text:list-item>
                <text:list-item>
                  <text:p text:style-name="P47">FAT: File allocation table. <text:s/></text:p>
                  <text:list>
                    <text:list-item>
                      <text:p text:style-name="P47">FAT32 larger volumes, 2 terabytes is maximun volume. 4Gb is max file</text:p>
                    </text:list-item>
                    <text:list-item>
                      <text:p text:style-name="P47">exFAT: microsoft fhash FS, </text:p>
                    </text:list-item>
                  </text:list>
                </text:list-item>
                <text:list-item>
                  <text:p text:style-name="P47">NTFS: NT file system</text:p>
                  <text:list>
                    <text:list-item>
                      <text:p text:style-name="P47">improvement over FAT32. Quotes files compressions, encryptions, symbolic links, larger files, security , recoverability</text:p>
                    </text:list-item>
                    <text:list-item>
                      <text:p text:style-name="P47">CDFS – compact disk file system. Older standard</text:p>
                    </text:list-item>
                  </text:list>
                </text:list-item>
                <text:list-item>
                  <text:p text:style-name="P47">ext3/ext4: extended file systems used by many linux distros</text:p>
                </text:list-item>
                <text:list-item>
                  <text:p text:style-name="P47">NFS: network file systems allows for access to files over network.</text:p>
                </text:list-item>
                <text:list-item>
                  <text:p text:style-name="P48">HFS/HFS+: use by the apple. Replaced by APFS</text:p>
                </text:list-item>
                <text:list-item>
                  <text:p text:style-name="P48">swap partition: use for memory management, frees RAM and copiess back to RAM when needed.</text:p>
                </text:list-item>
              </text:list>
            </text:list-item>
            <text:list-item>
              <text:p text:style-name="P48">Format</text:p>
              <text:list>
                <text:list-item>
                  <text:p text:style-name="P9"><text:span text:style-name="T1">quick: create new file talbe but does not erase data. Not check of drive. </text:span><text:span text:style-name="T8">Create new file table. </text:span></text:p>
                </text:list-item>
                <text:list-item>
                  <text:p text:style-name="P10"><text:span text:style-name="T8">F</text:span><text:span text:style-name="T1">ull format: writes zeroes to the entire disk. Data in unrecorable. Checks for bad sectors, full format</text:span></text:p>
                </text:list-item>
              </text:list>
            </text:list-item>
            <text:list-item>
              <text:p text:style-name="P49">other</text:p>
              <text:list>
                <text:list-item>
                  <text:p text:style-name="P50">load alternative third party drivers when neccesary</text:p>
                </text:list-item>
                <text:list-item>
                  <text:p text:style-name="P51">workgoup vs business setup. Home vs business.</text:p>
                </text:list-item>
                <text:list-item>
                  <text:p text:style-name="P51">Determined time/data/region/language</text:p>
                </text:list-item>
                <text:list-item>
                  <text:p text:style-name="P52">driver installation software, and updates</text:p>
                </text:list-item>
                <text:list-item>
                  <text:p text:style-name="P52">load drivers, apps and recent updates</text:p>
                </text:list-item>
                <text:list-item>
                  <text:p text:style-name="P53">can create recovery partition for potential OS fixes</text:p>
                </text:list-item>
              </text:list>
            </text:list-item>
            <text:list-item>
              <text:p text:style-name="P54">Installing Windows</text:p>
              <text:list>
                <text:list-item>
                  <text:p text:style-name="P54">prepare boot drive</text:p>
                  <text:list>
                    <text:list-item>
                      <text:p text:style-name="P54">is there data in the drive, important data</text:p>
                    </text:list-item>
                    <text:list-item>
                      <text:p text:style-name="P54">has the drive been formatted, what are the partitions</text:p>
                    </text:list-item>
                    <text:list-item>
                      <text:p text:style-name="P54">backup old data if neccesary</text:p>
                    </text:list-item>
                  </text:list>
                </text:list-item>
                <text:list-item>
                  <text:p text:style-name="P54">before installation</text:p>
                  <text:list>
                    <text:list-item>
                      <text:p text:style-name="P54">check minimun OS requirements, RAM, Disk space,</text:p>
                    </text:list-item>
                    <text:list-item>
                      <text:p text:style-name="P54"><text:soft-page-break/>run hardware compatibility check, run manually</text:p>
                    </text:list-item>
                    <text:list-item>
                      <text:p text:style-name="P54">plan for installation questions, drive partition configuration, licnese keys</text:p>
                    </text:list-item>
                    <text:list-item>
                      <text:p text:style-name="P54">application compatibility, check with app developver</text:p>
                    </text:list-item>
                  </text:list>
                </text:list-item>
                <text:list-item>
                  <text:p text:style-name="P54">reasons to upgrade</text:p>
                  <text:list>
                    <text:list-item>
                      <text:p text:style-name="P54">keep files in place and only change OS files</text:p>
                    </text:list-item>
                    <text:list-item>
                      <text:p text:style-name="P54">installation dletes everything and puts in new files</text:p>
                    </text:list-item>
                    <text:list-item>
                      <text:p text:style-name="P54">maintain consistency customized configurations</text:p>
                    </text:list-item>
                    <text:list-item>
                      <text:p text:style-name="P54">saves times in configurations and settings managements</text:p>
                    </text:list-item>
                    <text:list-item>
                      <text:p text:style-name="P54">in place: uipgrade the existent OS. Keeps all the applications, </text:p>
                    </text:list-item>
                    <text:list-item>
                      <text:p text:style-name="P54">clean install: wipe everything and reload everything</text:p>
                    </text:list-item>
                    <text:list-item>
                      <text:p text:style-name="P54">upgrading windows 10 si easy, just download the relevant ISO</text:p>
                    </text:list-item>
                    <text:list-item>
                      <text:p text:style-name="P54">cannot upgrade between different architectures</text:p>
                    </text:list-item>
                    <text:list-item>
                      <text:p text:style-name="P54">windows isntallation program is similar between the diffferent windows versions</text:p>
                    </text:list-item>
                    <text:list-item>
                      <text:p text:style-name="P54">windows 10 creates a recovery partition, system partitions, and primary installation </text:p>
                    </text:list-item>
                  </text:list>
                </text:list-item>
                <text:list-item>
                  <text:p text:style-name="P55">post installation</text:p>
                  <text:list>
                    <text:list-item>
                      <text:p text:style-name="P55">does it work? Does it boot? </text:p>
                    </text:list-item>
                    <text:list-item>
                      <text:p text:style-name="P55">Begin the testing,</text:p>
                    </text:list-item>
                    <text:list-item>
                      <text:p text:style-name="P55">install service packs, patches applications, driver updates, application updat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Section 1.4: Microsoft Command Line Tools</text:p>
          <text:list>
            <text:list-item>
              <text:p text:style-name="P57">Privilages</text:p>
              <text:list>
                <text:list-item>
                  <text:p text:style-name="P57">user and administrator. More tasks require standard permissions</text:p>
                </text:list-item>
                <text:list-item>
                  <text:p text:style-name="P57">not all users can run administration commands</text:p>
                </text:list-item>
                <text:list-item>
                  <text:p text:style-name="P57">elevated privilages: require being a member of the administrators group</text:p>
                </text:list-item>
                <text:list-item>
                  <text:p text:style-name="P58">type help if in doubt: help dir, help chkdsk, help [COMMAND]</text:p>
                </text:list-item>
                <text:list-item>
                  <text:p text:style-name="P58">command /?</text:p>
                </text:list-item>
              </text:list>
            </text:list-item>
            <text:list-item>
              <text:p text:style-name="P58">copy command</text:p>
              <text:list>
                <text:list-item>
                  <text:p text:style-name="P58">copies files from one location to another</text:p>
                </text:list-item>
              </text:list>
            </text:list-item>
            <text:list-item>
              <text:p text:style-name="P59">dir</text:p>
              <text:list>
                <text:list-item>
                  <text:p text:style-name="P59">list files and directories</text:p>
                </text:list-item>
              </text:list>
            </text:list-item>
            <text:list-item>
              <text:p text:style-name="P59">cd</text:p>
              <text:list>
                <text:list-item>
                  <text:p text:style-name="P59">chage working directory</text:p>
                </text:list-item>
                <text:list-item>
                  <text:p text:style-name="P59">use cd .. to switch to folder above currrent directory</text:p>
                </text:list-item>
              </text:list>
            </text:list-item>
            <text:list-item>
              <text:p text:style-name="P59">shutdown</text:p>
              <text:list>
                <text:list-item>
                  <text:p text:style-name="P59"><text:soft-page-break/>turn of a computer. And can restart. </text:p>
                </text:list-item>
                <text:list-item>
                  <text:p text:style-name="P59">Shutdown /s /t nn : /s shutdown compltely /t wait for specific time nn before shutting down</text:p>
                </text:list-item>
                <text:list-item>
                  <text:p text:style-name="P59">shutdown /r /t nn will rebot in nn seconds</text:p>
                </text:list-item>
              </text:list>
            </text:list-item>
            <text:list-item>
              <text:p text:style-name="P59">dism</text:p>
              <text:list>
                <text:list-item>
                  <text:p text:style-name="P59">deplyment image service and management tool</text:p>
                </text:list-item>
                <text:list-item>
                  <text:p text:style-name="P59">manage windows imagin WIM images</text:p>
                </text:list-item>
                <text:list-item>
                  <text:p text:style-name="P59">to make changes to image, use this command</text:p>
                </text:list-item>
                <text:list-item>
                  <text:p text:style-name="P59">very complaicated command that has many uses</text:p>
                </text:list-item>
              </text:list>
            </text:list-item>
            <text:list-item>
              <text:p text:style-name="P60">sfc</text:p>
              <text:list>
                <text:list-item>
                  <text:p text:style-name="P60">system file checker</text:p>
                </text:list-item>
                <text:list-item>
                  <text:p text:style-name="P60">scan integrity of system files.</text:p>
                </text:list-item>
                <text:list-item>
                  <text:p text:style-name="P60">Can scan and verify only. Can also make automatic repairs</text:p>
                </text:list-item>
              </text:list>
            </text:list-item>
            <text:list-item>
              <text:p text:style-name="P61">check disk: chkdsk</text:p>
              <text:list>
                <text:list-item>
                  <text:p text:style-name="P61">/f : check for logical file system errors</text:p>
                </text:list-item>
                <text:list-item>
                  <text:p text:style-name="P61">/r: locates bad sectors and recover readable information</text:p>
                </text:list-item>
                <text:list-item>
                  <text:p text:style-name="P61">requires that no other program is using it</text:p>
                </text:list-item>
                <text:list-item>
                  <text:p text:style-name="P61">can automatically schedule a check for next boot sequence</text:p>
                </text:list-item>
              </text:list>
            </text:list-item>
            <text:list-item>
              <text:p text:style-name="P62">diskpart</text:p>
              <text:list>
                <text:list-item>
                  <text:p text:style-name="P62">manage disk configurations and partitions</text:p>
                </text:list-item>
              </text:list>
            </text:list-item>
            <text:list-item>
              <text:p text:style-name="P62">tasklist and tasklist</text:p>
              <text:list>
                <text:list-item>
                  <text:p text:style-name="P62">manage tasks from the command line</text:p>
                </text:list-item>
                <text:list-item>
                  <text:p text:style-name="P62">display list of currently runnign procccess</text:p>
                </text:list-item>
                <text:list-item>
                  <text:p text:style-name="P62">can also kill process by PID or executable name</text:p>
                </text:list-item>
              </text:list>
            </text:list-item>
            <text:list-item>
              <text:p text:style-name="P63">manage group policy</text:p>
              <text:list>
                <text:list-item>
                  <text:p text:style-name="P63">manage computers in active directory domain, group policy is update upon login</text:p>
                </text:list-item>
                <text:list-item>
                  <text:p text:style-name="P63">gpupdate would force GP update on currently runniung computer an user</text:p>
                </text:list-item>
                <text:list-item>
                  <text:p text:style-name="P64">gpresult: checks and verifyes the policy settings for computer and user</text:p>
                </text:list-item>
                <text:list-item>
                  <text:p text:style-name="P64">gpresult /r</text:p>
                </text:list-item>
              </text:list>
            </text:list-item>
            <text:list-item>
              <text:p text:style-name="P65">format</text:p>
              <text:list>
                <text:list-item>
                  <text:p text:style-name="P65">formats disk for use with windows and <text:span text:style-name="T9">other</text:span> file systems</text:p>
                </text:list-item>
              </text:list>
            </text:list-item>
            <text:list-item>
              <text:p text:style-name="P66">xcopy</text:p>
              <text:list>
                <text:list-item>
                  <text:p text:style-name="P66">allows for copying of entire directories with /s</text:p>
                </text:list-item>
                <text:list-item>
                  <text:p text:style-name="P66">exp: xcopy /s Documents e:\backups</text:p>
                </text:list-item>
              </text:list>
            </text:list-item>
            <text:list-item>
              <text:p text:style-name="P67">robocopy</text:p>
              <text:list>
                <text:list-item>
                  <text:p text:style-name="P67"><text:soft-page-break/>better than xcopy, allows for copy process to begin again if it is interrupted</text:p>
                </text:list-item>
                <text:list-item>
                  <text:p text:style-name="P67">similar syntax</text:p>
                </text:list-item>
              </text:list>
            </text:list-item>
          </text:list>
        </text:list-item>
        <text:list-item>
          <text:p text:style-name="P67">Network Command Line Tools</text:p>
          <text:list>
            <text:list-item>
              <text:p text:style-name="P68">ipconfig</text:p>
              <text:list>
                <text:list-item>
                  <text:p text:style-name="P68">shows mac address, ip addresseses, default gateway and all other network information</text:p>
                </text:list-item>
                <text:list-item>
                  <text:p text:style-name="P68">determine TCP/IP adapter information, DHCP information</text:p>
                </text:list-item>
                <text:list-item>
                  <text:p text:style-name="P68">DNS, IP address, subnet mask and default gateway for all adapter information</text:p>
                </text:list-item>
                <text:list-item>
                  <text:p text:style-name="P68">ipconfig /all show everything, more detailed than just normal </text:p>
                </text:list-item>
              </text:list>
            </text:list-item>
            <text:list-item>
              <text:p text:style-name="P68">ping</text:p>
              <text:list>
                <text:list-item>
                  <text:p text:style-name="P68">test reachabiloty of device, determine round trip tinme</text:p>
                </text:list-item>
                <text:list-item>
                  <text:p text:style-name="P68">uses ICMP protocol for </text:p>
                </text:list-item>
                <text:list-item>
                  <text:p text:style-name="P69">ping 10.0.0.1</text:p>
                </text:list-item>
                <text:list-item>
                  <text:p text:style-name="P69">TTL, shows how many routers there between one point to another</text:p>
                </text:list-item>
              </text:list>
            </text:list-item>
            <text:list-item>
              <text:p text:style-name="P70">tracert</text:p>
              <text:list>
                <text:list-item>
                  <text:p text:style-name="P70">determine route that packet takes to a destination</text:p>
                </text:list-item>
                <text:list-item>
                  <text:p text:style-name="P70">takes advantage of ICMP TTL messages</text:p>
                </text:list-item>
                <text:list-item>
                  <text:p text:style-name="P70">not all devices will accept ICMP Time exceeped messages, firewalls can restrict ICMP protocol or set to lower priority</text:p>
                </text:list-item>
                <text:list-item>
                  <text:p text:style-name="P71">not all routes are going to be the same</text:p>
                </text:list-item>
                <text:list-item>
                  <text:p text:style-name="P71">Windows sends ICMP echo requests</text:p>
                </text:list-item>
                <text:list-item>
                  <text:p text:style-name="P71">Linux/Unix/MacOs allow for use of different protocols for the trave-route</text:p>
                </text:list-item>
              </text:list>
            </text:list-item>
            <text:list-item>
              <text:p text:style-name="P72">netstat</text:p>
              <text:list>
                <text:list-item>
                  <text:p text:style-name="P72">shows network statistics for many operating systems</text:p>
                </text:list-item>
                <text:list-item>
                  <text:p text:style-name="P72">shows outbound and inbound information</text:p>
                </text:list-item>
                <text:list-item>
                  <text:p text:style-name="P72">-a shows all active connections, -b shows binaries, requires elevated privilages</text:p>
                </text:list-item>
                <text:list-item>
                  <text:p text:style-name="P72">-n, do not resolve names</text:p>
                </text:list-item>
              </text:list>
            </text:list-item>
            <text:list-item>
              <text:p text:style-name="P72">nslookup</text:p>
              <text:list>
                <text:list-item>
                  <text:p text:style-name="P72">look up information on DNS servers</text:p>
                </text:list-item>
                <text:list-item>
                  <text:p text:style-name="P72">allows for testing of DNS configuration and functionality</text:p>
                </text:list-item>
                <text:list-item>
                  <text:p text:style-name="P72">lookup names and addresses</text:p>
                </text:list-item>
              </text:list>
            </text:list-item>
            <text:list-item>
              <text:p text:style-name="P73">net</text:p>
              <text:list>
                <text:list-item>
                  <text:p text:style-name="P73">specific for the windows operating system</text:p>
                </text:list-item>
                <text:list-item>
                  <text:p text:style-name="P73">allows for viewing the network resources, </text:p>
                  <text:list>
                    <text:list-item>
                      <text:p text:style-name="P73"><text:soft-page-break/>net view \\servername</text:p>
                    </text:list-item>
                  </text:list>
                </text:list-item>
                <text:list-item>
                  <text:p text:style-name="P73">map network shared drive to drive letter</text:p>
                  <text:list>
                    <text:list-item>
                      <text:p text:style-name="P73">net use :\\servername\sharename</text:p>
                    </text:list-item>
                  </text:list>
                </text:list-item>
                <text:list-item>
                  <text:p text:style-name="P73">view user account information and reset passwords</text:p>
                  <text:list>
                    <text:list-item>
                      <text:p text:style-name="P73">net user username * /domai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Section 1.5: Window Administrative Tools</text:p>
          <text:list>
            <text:list-item>
              <text:p text:style-name="P75">Computer management</text:p>
              <text:list>
                <text:list-item>
                  <text:p text:style-name="P75">prebuilt management console, allows for mix of predefined plugins that allows for customization for specific purpose and job</text:p>
                </text:list-item>
                <text:list-item>
                  <text:p text:style-name="P75">control panel/administrative tools</text:p>
                </text:list-item>
                <text:list-item>
                  <text:p text:style-name="P75">mmc.exe</text:p>
                </text:list-item>
                <text:list-item>
                  <text:p text:style-name="P75">handy starting point, events, user accounts, storage management, services and more</text:p>
                </text:list-item>
                <text:list-item>
                  <text:p text:style-name="P76">one can start the console all blank and allows for easy addition of the other plugins for tools</text:p>
                </text:list-item>
              </text:list>
            </text:list-item>
            <text:list-item>
              <text:p text:style-name="P77">device manager</text:p>
              <text:list>
                <text:list-item>
                  <text:p text:style-name="P77">the os does not know how to talk to hardware so that it needs the drivers</text:p>
                </text:list-item>
                <text:list-item>
                  <text:p text:style-name="P77">device hardware are hardware specific, windows 7 drivers may not work on windows 10</text:p>
                </text:list-item>
                <text:list-item>
                  <text:p text:style-name="P77">common quesiton inf Technical support is “Have you updated the drivers?”</text:p>
                </text:list-item>
              </text:list>
            </text:list-item>
            <text:list-item>
              <text:p text:style-name="P78">local users and groups</text:p>
              <text:list>
                <text:list-item>
                  <text:p text:style-name="P78">users: can be admin, guest of regular users</text:p>
                </text:list-item>
                <text:list-item>
                  <text:p text:style-name="P78">groups: logical categories of users, each with shared permissions and access to different things</text:p>
                </text:list-item>
                <text:list-item>
                  <text:p text:style-name="P78">easy for power users, and </text:p>
                </text:list-item>
              </text:list>
            </text:list-item>
            <text:list-item>
              <text:p text:style-name="P78">local security policy</text:p>
              <text:list>
                <text:list-item>
                  <text:p text:style-name="P78">big companies have big security policies, managed trough active directory group policies</text:p>
                </text:list-item>
                <text:list-item>
                  <text:p text:style-name="P78">stand alone computers can use active directory, they can only have local policies</text:p>
                </text:list-item>
                <text:list-item>
                  <text:p text:style-name="P78">not available in home editions, require education, professional or enterprise</text:p>
                </text:list-item>
              </text:list>
            </text:list-item>
            <text:list-item>
              <text:p text:style-name="P79">performance monitor</text:p>
              <text:list>
                <text:list-item>
                  <text:p text:style-name="P79">gather long-term statistics, control panel or administrative tools</text:p>
                </text:list-item>
                <text:list-item>
                  <text:p text:style-name="P79">OS metrics, disk, memory, CPU etc</text:p>
                </text:list-item>
                <text:list-item>
                  <text:p text:style-name="P79">set alerts and automated actions depending on settings and scripts that are set</text:p>
                </text:list-item>
                <text:list-item>
                  <text:p text:style-name="P80">allows for storage to the logs and metrics</text:p>
                </text:list-item>
                <text:list-item>
                  <text:p text:style-name="P81"><text:soft-page-break/>allows for tracking of many different metrics for traking and logging</text:p>
                </text:list-item>
              </text:list>
            </text:list-item>
            <text:list-item>
              <text:p text:style-name="P79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111321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11321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111321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3:07:25.654814096</meta:creation-date>
    <dc:date>2021-02-23T20:56:47.532120604</dc:date>
    <meta:editing-duration>PT3H29S</meta:editing-duration>
    <meta:editing-cycles>91</meta:editing-cycles>
    <meta:generator>LibreOffice/7.0.4.2$Linux_X86_64 LibreOffice_project/00$Build-2</meta:generator>
    <meta:document-statistic meta:table-count="0" meta:image-count="0" meta:object-count="0" meta:page-count="12" meta:paragraph-count="365" meta:word-count="2591" meta:character-count="14865" meta:non-whitespace-character-count="12975"/>
  </office:meta>
</office:document-meta>
</file>